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2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2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3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4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9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4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1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4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5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46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4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8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49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1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5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3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5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5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6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1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62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6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4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6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6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8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6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0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7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2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7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7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8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8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8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83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8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85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8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87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8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89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9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91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9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93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9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95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9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9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0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1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102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10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0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6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11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4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12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0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13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4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9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14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4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3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14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4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7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14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1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15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3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15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7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15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9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16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1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16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9" style:family="text">
      <style:text-properties fo:font-size="9.50pt" fo:font-weight="normal" fo:font-family="'Cascadia Mono'" style:font-family-asian="'Cascadia Mono'" style:font-family-complex="'Cascadia Mono'" fo:background-color="transparent" fo:color="#2b91af"/>
    </style:style>
    <style:style style:name="T18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1" style:family="text">
      <style:text-properties fo:font-size="9.50pt" fo:font-weight="normal" fo:font-family="'Cascadia Mono'" style:font-family-asian="'Cascadia Mono'" style:font-family-complex="'Cascadia Mono'" fo:background-color="transparent" fo:color="#2b91af"/>
    </style:style>
    <style:style style:name="T18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3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18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7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8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1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9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3" style:family="text">
      <style:text-properties fo:font-size="9.50pt" fo:font-weight="normal" fo:font-family="'Cascadia Mono'" style:font-family-asian="'Cascadia Mono'" style:font-family-complex="'Cascadia Mono'" fo:background-color="transparent" fo:color="#2b91af"/>
    </style:style>
    <style:style style:name="T19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9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3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20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7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20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2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1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22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2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2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7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22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3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31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3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3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3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35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3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3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3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3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4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1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24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3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44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4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6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24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5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3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5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5" style:family="text">
      <style:text-properties fo:font-size="9.50pt" fo:font-weight="normal" fo:font-family="'Cascadia Mono'" style:font-family-asian="'Cascadia Mono'" style:font-family-complex="'Cascadia Mono'" fo:background-color="transparent" fo:color="#2b91af"/>
    </style:style>
    <style:style style:name="T25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7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25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9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26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6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6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5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6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7" style:family="text">
      <style:text-properties fo:font-size="9.50pt" fo:font-weight="normal" fo:font-family="'Cascadia Mono'" style:font-family-asian="'Cascadia Mono'" style:font-family-complex="'Cascadia Mono'" fo:background-color="transparent" fo:color="#2b91af"/>
    </style:style>
    <style:style style:name="T26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9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27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1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27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7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8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8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3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28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8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8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9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29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9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9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9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9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95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29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9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9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99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30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0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0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03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30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0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0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0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0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0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1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1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1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1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1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1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1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17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31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19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32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21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32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23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324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32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2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2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3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3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32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33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34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33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3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3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38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33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40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341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34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4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4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4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4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47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34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4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5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51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35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53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354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5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5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59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36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61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36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63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36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6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6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6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7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71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37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73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37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75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37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7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7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7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8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81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38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83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38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8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8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89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39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9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9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9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9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9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9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9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9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99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40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0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0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0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0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0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0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07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40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09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41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11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41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13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414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41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1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1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1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1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20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42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2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2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2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2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2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2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2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2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30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43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3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3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3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3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3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3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38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43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4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44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42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44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44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445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44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4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4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4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5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51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45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5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5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55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456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45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58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45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6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6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6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6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64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46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6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6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68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46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7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7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72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47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74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475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47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77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47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8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8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83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484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48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8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8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88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489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49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9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9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93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494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49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9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9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9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49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0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0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0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0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0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0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0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0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10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11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1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1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1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1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1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1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1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1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2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2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2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2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2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2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2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2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3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31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32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3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3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3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36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37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3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3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4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4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4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43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44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4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46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54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48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49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5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51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52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5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5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57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58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5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60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56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6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6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64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65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6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67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56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69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70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7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7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7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74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57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76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77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8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8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82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58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84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85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58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8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8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8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9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9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59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95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59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9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9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599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00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0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0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60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04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05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0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07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08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0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10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61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12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13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14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15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1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1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61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1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62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23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62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2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2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27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28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2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30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31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3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63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36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37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3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3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64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4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64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4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64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4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64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49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65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51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65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53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54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5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56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65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6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66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62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66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6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66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6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66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68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66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7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67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72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67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74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75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7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7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68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8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68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83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68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87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68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89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69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91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92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69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94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69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96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69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698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69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00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70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02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70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0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70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08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70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1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71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1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71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1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71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16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71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18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71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20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721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72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2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72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2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72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27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72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2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73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3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73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3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73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35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73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37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73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39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740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74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4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74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44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74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46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74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7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left="-28.35pt" fo:text-indent="0.00pt" fo:margin-right="-28.35pt" fo:margin-bottom="10.00pt"/>
    </style:style>
    <style:style style:name="P2" style:family="paragraph">
      <style:paragraph-properties fo:line-height="115.00%" fo:text-align="left" fo:margin-left="-28.35pt" fo:text-indent="0.00pt" fo:margin-right="-28.35pt" fo:margin-bottom="10.00pt"/>
    </style:style>
    <style:style style:name="P3" style:family="paragraph">
      <style:paragraph-properties fo:line-height="115.00%" fo:text-align="center" fo:margin-left="-28.35pt" fo:text-indent="0.00pt" fo:margin-right="-28.35pt" fo:margin-bottom="10.00pt"/>
    </style:style>
    <style:style style:name="P4" style:family="paragraph">
      <style:paragraph-properties fo:line-height="115.00%" fo:text-align="left" fo:margin-left="-28.35pt" fo:text-indent="0.00pt" fo:margin-right="-28.35pt" fo:margin-bottom="10.00pt"/>
    </style:style>
    <style:style style:name="P5" style:family="paragraph">
      <style:paragraph-properties fo:line-height="100.00%" fo:text-align="left" fo:margin-left="-28.35pt" fo:text-indent="0.00pt" fo:margin-right="-28.35pt"/>
    </style:style>
    <style:style style:name="P6" style:family="paragraph">
      <style:paragraph-properties fo:line-height="115.00%" fo:text-align="left" fo:margin-left="-28.35pt" fo:text-indent="0.00pt" fo:margin-right="-28.35pt" fo:margin-bottom="10.00pt"/>
    </style:style>
    <style:style style:name="P7" style:family="paragraph">
      <style:paragraph-properties fo:line-height="100.00%" fo:text-align="left" fo:margin-left="-28.35pt" fo:text-indent="0.00pt" fo:margin-right="-28.35pt"/>
    </style:style>
    <style:style style:name="P8" style:family="paragraph">
      <style:paragraph-properties fo:line-height="115.00%" fo:text-align="left" fo:margin-left="-28.35pt" fo:text-indent="0.00pt" fo:margin-right="-28.35pt" fo:margin-bottom="10.00pt"/>
    </style:style>
    <style:style style:name="P9" style:family="paragraph">
      <style:paragraph-properties fo:line-height="100.00%" fo:text-align="left" fo:margin-left="-28.35pt" fo:text-indent="0.00pt" fo:margin-right="-28.35pt"/>
    </style:style>
    <style:style style:name="P10" style:family="paragraph">
      <style:paragraph-properties fo:line-height="115.00%" fo:text-align="left" fo:margin-left="-28.35pt" fo:text-indent="0.00pt" fo:margin-right="-28.35pt" fo:margin-bottom="10.00pt"/>
    </style:style>
    <style:style style:name="P11" style:family="paragraph">
      <style:paragraph-properties fo:line-height="100.00%" fo:text-align="left" fo:margin-left="-28.35pt" fo:text-indent="0.00pt" fo:margin-right="-28.35pt"/>
    </style:style>
    <style:style style:name="P12" style:family="paragraph">
      <style:paragraph-properties fo:line-height="115.00%" fo:text-align="left" fo:margin-left="-28.35pt" fo:text-indent="0.00pt" fo:margin-right="-28.35pt" fo:margin-bottom="10.00pt"/>
    </style:style>
    <style:style style:name="P13" style:family="paragraph">
      <style:paragraph-properties fo:line-height="100.00%" fo:text-align="left" fo:margin-left="-28.35pt" fo:text-indent="0.00pt" fo:margin-right="-28.35pt"/>
    </style:style>
    <style:style style:name="P14" style:family="paragraph">
      <style:paragraph-properties fo:line-height="100.00%" fo:text-align="left"/>
    </style:style>
  </office:automatic-styles>
  <office:body>
    <office:text>
      <text:p text:style-name="P1"><text:span text:style-name="T1">Сложение 2-х Float point чисел (По программе)</text:span></text:p>
      <text:p text:style-name="P1"><text:span text:style-name="T2"/></text:p>
      <text:p text:style-name="P2"><text:span text:style-name="T3">Здесь будет описана программа {test} в деталях.</text:span></text:p>
      <text:p text:style-name="P2"><text:span text:style-name="T4"/></text:p>
      <text:p text:style-name="P3"><text:span text:style-name="T5">Разбор функций</text:span></text:p>
      <text:p text:style-name="P4"><text:span text:style-name="T6"/></text:p>
      <text:p text:style-name="P4"><text:span text:style-name="T7">Функция [main]</text:span><text:span text:style-name="T8"><text:s/>- используется для запуска функции [Nach], проверки на inf и nan и фиксирования времени работы. Или для функции [inFile].</text:span><text:span text:style-name="T9"><text:s/></text:span></text:p>
      <text:p text:style-name="P5"><text:span text:style-name="T10">int</text:span><text:span text:style-name="T11"><text:s/>main()</text:span></text:p>
      <text:p text:style-name="P5"><text:span text:style-name="T11">{</text:span></text:p>
      <text:p text:style-name="P5"><text:span text:style-name="T11"><text:s text:c="4"/></text:span><text:span text:style-name="T12">unsigned</text:span><text:span text:style-name="T13"><text:s/></text:span><text:span text:style-name="T14">long</text:span><text:span text:style-name="T15"><text:s/></text:span><text:span text:style-name="T16">long</text:span><text:span text:style-name="T17"><text:s/>num1 = 0, num2 = 0;</text:span></text:p>
      <text:p text:style-name="P5"><text:span text:style-name="T17"><text:s text:c="4"/></text:span><text:span text:style-name="T18">long</text:span><text:span text:style-name="T19"><text:s/></text:span><text:span text:style-name="T20">long</text:span><text:span text:style-name="T21"><text:s/>num3 = 1;</text:span></text:p>
      <text:p text:style-name="P5"><text:span text:style-name="T21"><text:s text:c="4"/>infnan<text:s/></text:span><text:span text:style-name="T22">=</text:span><text:span text:style-name="T23"><text:s/></text:span><text:span text:style-name="T24">""</text:span><text:span text:style-name="T25">;//</text:span><text:span text:style-name="T26">глобальная переменная для определения inf и nan</text:span></text:p>
      <text:p text:style-name="P5"><text:span text:style-name="T27"><text:s text:c="4"/></text:span><text:span text:style-name="T28">unsigned</text:span><text:span text:style-name="T29"><text:s/></text:span><text:span text:style-name="T30">int</text:span><text:span text:style-name="T31"><text:s/>start_time = clock();</text:span></text:p>
      <text:p text:style-name="P5"><text:span text:style-name="T31"><text:s text:c="4"/></text:span><text:span text:style-name="T32">//inFile();</text:span></text:p>
      <text:p text:style-name="P5"><text:span text:style-name="T33"><text:s text:c="4"/>Nach(num1, num2, num3);</text:span><text:span text:style-name="T34">//</text:span></text:p>
      <text:p text:style-name="P5"><text:span text:style-name="T35"/></text:p>
      <text:p text:style-name="P5"><text:span text:style-name="T36"><text:s text:c="4"/></text:span><text:span text:style-name="T37">if</text:span><text:span text:style-name="T38"><text:s/>(infnan<text:s/></text:span><text:span text:style-name="T39">==</text:span><text:span text:style-name="T40"><text:s/></text:span><text:span text:style-name="T41">"inf"</text:span><text:span text:style-name="T42"><text:s/></text:span><text:span text:style-name="T43">or</text:span><text:span text:style-name="T44"><text:s/>infnan</text:span><text:span text:style-name="T45">==</text:span><text:span text:style-name="T46">"nan"</text:span><text:span text:style-name="T47">)</text:span><text:span text:style-name="T48">//<text:s/></text:span><text:span text:style-name="T49">только для ввода в ручную если через файл то закоментить </text:span></text:p>
      <text:p text:style-name="P5"><text:span text:style-name="T50"><text:s text:c="8"/>cout<text:s/></text:span><text:span text:style-name="T51">&lt;&lt;</text:span><text:span text:style-name="T52"><text:s/>infnan<text:s/></text:span><text:span text:style-name="T53">&lt;&lt;</text:span><text:span text:style-name="T54">endl;</text:span><text:span text:style-name="T55">//</text:span></text:p>
      <text:p text:style-name="P5"><text:span text:style-name="T56"><text:s text:c="4"/></text:span><text:span text:style-name="T57">else</text:span><text:span text:style-name="T58"><text:s/></text:span><text:span text:style-name="T59">if</text:span><text:span text:style-name="T60">(infnan</text:span><text:span text:style-name="T61">==</text:span><text:span text:style-name="T62">"ch"</text:span><text:span text:style-name="T63">)</text:span><text:span text:style-name="T64">//</text:span></text:p>
      <text:p text:style-name="P5"><text:span text:style-name="T65"><text:s text:c="8"/>cout<text:s/></text:span><text:span text:style-name="T66">&lt;&lt;</text:span><text:span text:style-name="T67"><text:s/>hex<text:s/></text:span><text:span text:style-name="T68">&lt;&lt;</text:span><text:span text:style-name="T69"><text:s/>num3<text:s/></text:span><text:span text:style-name="T70">&lt;&lt;</text:span><text:span text:style-name="T71"><text:s/>endl;</text:span><text:span text:style-name="T72">//</text:span></text:p>
      <text:p text:style-name="P5"><text:span text:style-name="T73"/></text:p>
      <text:p text:style-name="P5"><text:span text:style-name="T74"><text:s text:c="4"/></text:span><text:span text:style-name="T75">unsigned</text:span><text:span text:style-name="T76"><text:s/></text:span><text:span text:style-name="T77">int</text:span><text:span text:style-name="T78"><text:s/>end_time = clock();</text:span></text:p>
      <text:p text:style-name="P5"><text:span text:style-name="T78"><text:s text:c="4"/></text:span><text:span text:style-name="T79">unsigned</text:span><text:span text:style-name="T80"><text:s/></text:span><text:span text:style-name="T81">int</text:span><text:span text:style-name="T82"><text:s/>search_time = end_time - start_time;</text:span></text:p>
      <text:p text:style-name="P5"><text:span text:style-name="T82"><text:s text:c="4"/>std::cout<text:s/></text:span><text:span text:style-name="T83">&lt;&lt;</text:span><text:span text:style-name="T84"><text:s/></text:span><text:span text:style-name="T85">"<text:s text:c="22"/>Clock ------ "</text:span><text:span text:style-name="T86"><text:s/></text:span><text:span text:style-name="T87">&lt;&lt;</text:span><text:span text:style-name="T88"><text:s/>search_time / 1000.0<text:s/></text:span><text:span text:style-name="T89">&lt;&lt;</text:span><text:span text:style-name="T90"><text:s/></text:span><text:span text:style-name="T91">" ------ "</text:span><text:span text:style-name="T92"><text:s/></text:span><text:span text:style-name="T93">&lt;&lt;</text:span><text:span text:style-name="T94"><text:s/>endl<text:s/></text:span><text:span text:style-name="T95">&lt;&lt;</text:span><text:span text:style-name="T96"><text:s/>endl;</text:span></text:p>
      <text:p text:style-name="P5"><text:span text:style-name="T97"/></text:p>
      <text:p text:style-name="P5"><text:span text:style-name="T98"><text:s text:c="4"/></text:span><text:span text:style-name="T99">return</text:span><text:span text:style-name="T100"><text:s/>main();</text:span><text:span text:style-name="T101">//<text:s/></text:span><text:span text:style-name="T102">только для ввода в ручную если через файл то закоментить<text:s text:c="2"/></text:span></text:p>
      <text:p text:style-name="P6"><text:span text:style-name="T103">}</text:span></text:p>
      <text:p text:style-name="P6"><text:span text:style-name="T104"/></text:p>
      <text:p text:style-name="P6"><text:span text:style-name="T105">[Nach]</text:span><text:span text:style-name="T106">-</text:span><text:span text:style-name="T107">используется для параметризации и запуска функции [in] и [Sum].</text:span></text:p>
      <text:p text:style-name="P7"><text:span text:style-name="T108">void</text:span><text:span text:style-name="T109"><text:s/>Nach(</text:span><text:span text:style-name="T110">unsigned</text:span><text:span text:style-name="T111"><text:s/></text:span><text:span text:style-name="T112">long</text:span><text:span text:style-name="T113"><text:s/></text:span><text:span text:style-name="T114">long</text:span><text:span text:style-name="T115"><text:s/></text:span><text:span text:style-name="T116">num1</text:span><text:span text:style-name="T117">,<text:s/></text:span><text:span text:style-name="T118">unsigned</text:span><text:span text:style-name="T119"><text:s/></text:span><text:span text:style-name="T120">long</text:span><text:span text:style-name="T121"><text:s/></text:span><text:span text:style-name="T122">long</text:span><text:span text:style-name="T123"><text:s/></text:span><text:span text:style-name="T124">num2</text:span><text:span text:style-name="T125">,<text:s/></text:span><text:span text:style-name="T126">long</text:span><text:span text:style-name="T127"><text:s/></text:span><text:span text:style-name="T128">long</text:span><text:span text:style-name="T129">&amp;<text:s/></text:span><text:span text:style-name="T130">num33</text:span><text:span text:style-name="T131">)</text:span></text:p>
      <text:p text:style-name="P7"><text:span text:style-name="T131">{</text:span></text:p>
      <text:p text:style-name="P7"><text:span text:style-name="T131"><text:s text:c="4"/></text:span><text:span text:style-name="T132">short</text:span><text:span text:style-name="T133"><text:s/>expLen = 11, manLen = 52;</text:span><text:span text:style-name="T134">//expLen = 8, manLen = 23;expLen = 5, manLen = 10;<text:s text:c="2"/>11,52</text:span></text:p>
      <text:p text:style-name="P7"><text:span text:style-name="T135"/></text:p>
      <text:p text:style-name="P7"><text:span text:style-name="T136"><text:s text:c="4"/></text:span><text:span text:style-name="T137">if</text:span><text:span text:style-name="T138">(</text:span><text:span text:style-name="T139">num1</text:span><text:span text:style-name="T140">==0<text:s/></text:span><text:span text:style-name="T141">and</text:span><text:span text:style-name="T142"><text:s/></text:span><text:span text:style-name="T143">num2</text:span><text:span text:style-name="T144">==0<text:s/></text:span><text:span text:style-name="T145">and</text:span><text:span text:style-name="T146"><text:s/></text:span><text:span text:style-name="T147">num33</text:span><text:span text:style-name="T148">==1)//</text:span><text:span text:style-name="T149">если запись не через файл, то выполнить</text:span></text:p>
      <text:p text:style-name="P7"><text:span text:style-name="T150"><text:s text:c="4"/>{</text:span></text:p>
      <text:p text:style-name="P7"><text:span text:style-name="T150"><text:s text:c="8"/>in(</text:span><text:span text:style-name="T151">num1</text:span><text:span text:style-name="T152">);</text:span></text:p>
      <text:p text:style-name="P7"><text:span text:style-name="T152"><text:s text:c="8"/>in(</text:span><text:span text:style-name="T153">num2</text:span><text:span text:style-name="T154">);</text:span></text:p>
      <text:p text:style-name="P7"><text:span text:style-name="T154"><text:s text:c="4"/>}</text:span></text:p>
      <text:p text:style-name="P7"><text:span text:style-name="T155"/></text:p>
      <text:p text:style-name="P7"><text:span text:style-name="T156"><text:s text:c="4"/>Sum(</text:span><text:span text:style-name="T157">num1</text:span><text:span text:style-name="T158">,<text:s/></text:span><text:span text:style-name="T159">num2</text:span><text:span text:style-name="T160">,<text:s/></text:span><text:span text:style-name="T161">num33</text:span><text:span text:style-name="T162">, expLen, manLen);</text:span></text:p>
      <text:p text:style-name="P8"><text:span text:style-name="T162">}</text:span></text:p>
      <text:p text:style-name="P8"><text:span text:style-name="T163"/></text:p>
      <text:p text:style-name="P8"><text:span text:style-name="T163"/></text:p>
      <text:p text:style-name="P8"><text:span text:style-name="T164">[inFile]</text:span><text:span text:style-name="T165">-<text:s/></text:span><text:span text:style-name="T166">для извлечения входных данных из файлов (для проверки программы на большом количестве примеров)</text:span></text:p>
      <text:p text:style-name="P9"><text:span text:style-name="T167">void</text:span><text:span text:style-name="T168"><text:s/>inFile()</text:span></text:p>
      <text:p text:style-name="P9"><text:span text:style-name="T168">{</text:span></text:p>
      <text:p text:style-name="P9"><text:span text:style-name="T168"><text:s text:c="4"/></text:span><text:span text:style-name="T169">unsigned</text:span><text:span text:style-name="T170"><text:s/></text:span><text:span text:style-name="T171">long</text:span><text:span text:style-name="T172"><text:s/></text:span><text:span text:style-name="T173">long</text:span><text:span text:style-name="T174"><text:s/>num1 = 0, num2 = 0;</text:span></text:p>
      <text:p text:style-name="P9"><text:span text:style-name="T174"><text:s text:c="4"/></text:span><text:span text:style-name="T175">long</text:span><text:span text:style-name="T176"><text:s/></text:span><text:span text:style-name="T177">long</text:span><text:span text:style-name="T178"><text:s/>num3 = 0;</text:span></text:p>
      <text:p text:style-name="P9"><text:span text:style-name="T178"><text:s text:c="4"/></text:span><text:span text:style-name="T179">ifstream</text:span><text:span text:style-name="T180"><text:s/>file_A;</text:span></text:p>
      <text:p text:style-name="P9"><text:span text:style-name="T180"><text:s text:c="4"/></text:span><text:span text:style-name="T181">ifstream</text:span><text:span text:style-name="T182"><text:s/>file_B;</text:span></text:p>
      <text:p text:style-name="P9"><text:span text:style-name="T183"><text:s text:c="2"/>//std::ofstream ou("tests3_otv.txt", std::ios::app);</text:span><text:span text:style-name="T184">//</text:span><text:span text:style-name="T185">разкоментировать //для записи ответов в файл </text:span></text:p>
      <text:p text:style-name="P9"><text:span text:style-name="T186"><text:s text:c="4"/>file_A.open(</text:span><text:span text:style-name="T187">"tests1.txt"</text:span><text:span text:style-name="T188">);//</text:span><text:span text:style-name="T189">открыть первый файл</text:span></text:p>
      <text:p text:style-name="P9"><text:span text:style-name="T190"><text:s text:c="4"/>file_B.open(</text:span><text:span text:style-name="T191">"tests2.txt"</text:span><text:span text:style-name="T192">);</text:span></text:p>
      <text:p text:style-name="P9"><text:span text:style-name="T192"><text:s text:c="4"/></text:span><text:span text:style-name="T193">string</text:span><text:span text:style-name="T194"><text:s/>buf;</text:span></text:p>
      <text:p text:style-name="P9"><text:span text:style-name="T195"/></text:p>
      <text:p text:style-name="P9"><text:span text:style-name="T196"><text:s text:c="4"/></text:span><text:span text:style-name="T197">while</text:span><text:span text:style-name="T198"><text:s/>(getline(file_A, buf))//</text:span><text:span text:style-name="T199">выполнять пока в файле что-то есть</text:span></text:p>
      <text:p text:style-name="P9"><text:span text:style-name="T200"><text:s text:c="4"/>{</text:span></text:p>
      <text:p text:style-name="P9"><text:span text:style-name="T200"><text:s text:c="8"/>num1 = stoul(buf, 0, 16);//</text:span><text:span text:style-name="T201">запись числа из файла в num1</text:span></text:p>
      <text:p text:style-name="P9"><text:span text:style-name="T202"><text:s text:c="8"/>getline(file_B, buf);</text:span></text:p>
      <text:p text:style-name="P9"><text:span text:style-name="T202"><text:s text:c="8"/>num2 = stoul(buf, 0, 16);</text:span></text:p>
      <text:p text:style-name="P9"><text:span text:style-name="T202"><text:s text:c="8"/>Nach(num1, num2, num3);</text:span></text:p>
      <text:p text:style-name="P9"><text:span text:style-name="T202"><text:s text:c="8"/></text:span><text:span text:style-name="T203">//ou &lt;&lt; hex &lt;&lt; num3 &lt;&lt; std::endl;</text:span><text:span text:style-name="T204">//</text:span><text:span text:style-name="T205">запись ответа в файл</text:span></text:p>
      <text:p text:style-name="P9"><text:span text:style-name="T206"><text:s text:c="4"/>}</text:span></text:p>
      <text:p text:style-name="P9"><text:span text:style-name="T206"><text:s text:c="4"/></text:span><text:span text:style-name="T207">//ou.close();</text:span></text:p>
      <text:p text:style-name="P10"><text:span text:style-name="T208">}</text:span></text:p>
      <text:p text:style-name="P10"><text:span text:style-name="T209"/></text:p>
      <text:p text:style-name="P10"><text:span text:style-name="T210">[in]</text:span><text:span text:style-name="T211">-</text:span><text:span text:style-name="T212">для записи входных данных в ручную и определения используемой системы исчисления.</text:span></text:p>
      <text:p text:style-name="P11"><text:span text:style-name="T213">void</text:span><text:span text:style-name="T214"><text:s/>in(</text:span><text:span text:style-name="T215">unsigned</text:span><text:span text:style-name="T216"><text:s/></text:span><text:span text:style-name="T217">long</text:span><text:span text:style-name="T218"><text:s/></text:span><text:span text:style-name="T219">long</text:span><text:span text:style-name="T220">&amp;<text:s/></text:span><text:span text:style-name="T221">num</text:span><text:span text:style-name="T222">)</text:span></text:p>
      <text:p text:style-name="P11"><text:span text:style-name="T222">{</text:span></text:p>
      <text:p text:style-name="P11"><text:span text:style-name="T222"><text:s text:c="4"/></text:span><text:span text:style-name="T223">char</text:span><text:span text:style-name="T224"><text:s/>pref;</text:span></text:p>
      <text:p text:style-name="P11"><text:span text:style-name="T224"><text:s text:c="4"/></text:span><text:span text:style-name="T225">while</text:span><text:span text:style-name="T226"><text:s/>(1)</text:span></text:p>
      <text:p text:style-name="P11"><text:span text:style-name="T226"><text:s text:c="4"/>{</text:span></text:p>
      <text:p text:style-name="P11"><text:span text:style-name="T226"><text:s text:c="8"/>cin<text:s/></text:span><text:span text:style-name="T227">&gt;&gt;</text:span><text:span text:style-name="T228"><text:s/>pref;</text:span></text:p>
      <text:p text:style-name="P11"><text:span text:style-name="T228"><text:s text:c="8"/></text:span><text:span text:style-name="T229">if</text:span><text:span text:style-name="T230"><text:s/>(pref ==<text:s/></text:span><text:span text:style-name="T231">'b'</text:span><text:span text:style-name="T232"><text:s/></text:span><text:span text:style-name="T233">or</text:span><text:span text:style-name="T234"><text:s/>pref ==<text:s/></text:span><text:span text:style-name="T235">'h'</text:span><text:span text:style-name="T236">)</text:span></text:p>
      <text:p text:style-name="P11"><text:span text:style-name="T236"><text:s text:c="12"/></text:span><text:span text:style-name="T237">break</text:span><text:span text:style-name="T238">;</text:span></text:p>
      <text:p text:style-name="P11"><text:span text:style-name="T238"><text:s text:c="8"/></text:span><text:span text:style-name="T239">else</text:span></text:p>
      <text:p text:style-name="P11"><text:span text:style-name="T240"><text:s text:c="12"/>std::cout<text:s/></text:span><text:span text:style-name="T241">&lt;&lt;</text:span><text:span text:style-name="T242"><text:s/></text:span><text:span text:style-name="T243">"</text:span><text:span text:style-name="T244">Вы ввели не корректный префикс ('b' либо 'h')"</text:span><text:span text:style-name="T245"><text:s/></text:span><text:span text:style-name="T246">&lt;&lt;</text:span><text:span text:style-name="T247"><text:s/>endl;</text:span></text:p>
      <text:p text:style-name="P11"><text:span text:style-name="T248"><text:s text:c="4"/>}</text:span></text:p>
      <text:p text:style-name="P11"><text:span text:style-name="T249"/></text:p>
      <text:p text:style-name="P11"><text:span text:style-name="T250"><text:s text:c="4"/></text:span><text:span text:style-name="T251">if</text:span><text:span text:style-name="T252"><text:s/>(pref ==<text:s/></text:span><text:span text:style-name="T253">'b'</text:span><text:span text:style-name="T254">)</text:span></text:p>
      <text:p text:style-name="P11"><text:span text:style-name="T254"><text:s text:c="4"/>{</text:span></text:p>
      <text:p text:style-name="P11"><text:span text:style-name="T254"><text:s text:c="8"/></text:span><text:span text:style-name="T255">string</text:span><text:span text:style-name="T256"><text:s/>bin;</text:span></text:p>
      <text:p text:style-name="P11"><text:span text:style-name="T256"><text:s text:c="8"/>cin<text:s/></text:span><text:span text:style-name="T257">&gt;&gt;</text:span><text:span text:style-name="T258"><text:s/>bin;</text:span></text:p>
      <text:p text:style-name="P11"><text:span text:style-name="T258"><text:s text:c="8"/></text:span><text:span text:style-name="T259">num</text:span><text:span text:style-name="T260"><text:s/>= stoull(bin, 0, 2);</text:span></text:p>
      <text:p text:style-name="P11"><text:span text:style-name="T260"><text:s text:c="4"/>}</text:span></text:p>
      <text:p text:style-name="P11"><text:span text:style-name="T260"><text:s text:c="4"/></text:span><text:span text:style-name="T261">else</text:span><text:span text:style-name="T262"><text:s/></text:span><text:span text:style-name="T263">if</text:span><text:span text:style-name="T264"><text:s/>(pref ==<text:s/></text:span><text:span text:style-name="T265">'h'</text:span><text:span text:style-name="T266">)</text:span></text:p>
      <text:p text:style-name="P11"><text:span text:style-name="T266"><text:s text:c="4"/>{</text:span></text:p>
      <text:p text:style-name="P11"><text:span text:style-name="T266"><text:s text:c="8"/></text:span><text:span text:style-name="T267">string</text:span><text:span text:style-name="T268"><text:s/>hex;</text:span></text:p>
      <text:p text:style-name="P11"><text:span text:style-name="T268"><text:s text:c="8"/>cin<text:s/></text:span><text:span text:style-name="T269">&gt;&gt;</text:span><text:span text:style-name="T270"><text:s/>hex;</text:span></text:p>
      <text:p text:style-name="P11"><text:span text:style-name="T270"><text:s text:c="8"/></text:span><text:span text:style-name="T271">num</text:span><text:span text:style-name="T272"><text:s/>= stoull(hex, 0, 16);</text:span></text:p>
      <text:p text:style-name="P11"><text:span text:style-name="T272"><text:s text:c="4"/>}</text:span></text:p>
      <text:p text:style-name="P12"><text:span text:style-name="T272">}</text:span></text:p>
      <text:p text:style-name="P12"><text:span text:style-name="T273"/></text:p>
      <text:p text:style-name="P12"><text:span text:style-name="T273"/></text:p>
      <text:p text:style-name="P12"><text:span text:style-name="T273"/></text:p>
      <text:p text:style-name="P12"><text:span text:style-name="T274">[Sum]</text:span><text:span text:style-name="T275">-</text:span><text:span text:style-name="T276">основная функция в которой и происходит весь процесс суммирования<text:s text:c="2"/>2-х FP чисел.</text:span></text:p>
      <text:p text:style-name="P13"><text:span text:style-name="T277">void</text:span><text:span text:style-name="T278"><text:s/>Sum(</text:span><text:span text:style-name="T279">long</text:span><text:span text:style-name="T280"><text:s/></text:span><text:span text:style-name="T281">long</text:span><text:span text:style-name="T282"><text:s/></text:span><text:span text:style-name="T283">a</text:span><text:span text:style-name="T284">,<text:s/></text:span><text:span text:style-name="T285">long</text:span><text:span text:style-name="T286"><text:s/></text:span><text:span text:style-name="T287">long</text:span><text:span text:style-name="T288"><text:s/></text:span><text:span text:style-name="T289">b</text:span><text:span text:style-name="T290">,<text:s/></text:span><text:span text:style-name="T291">long</text:span><text:span text:style-name="T292"><text:s/></text:span><text:span text:style-name="T293">long</text:span><text:span text:style-name="T294">&amp;<text:s/></text:span><text:span text:style-name="T295">c</text:span><text:span text:style-name="T296">,<text:s/></text:span><text:span text:style-name="T297">short</text:span><text:span text:style-name="T298"><text:s/></text:span><text:span text:style-name="T299">expLen</text:span><text:span text:style-name="T300">,<text:s/></text:span><text:span text:style-name="T301">short</text:span><text:span text:style-name="T302"><text:s/></text:span><text:span text:style-name="T303">manLen</text:span><text:span text:style-name="T304">)</text:span></text:p>
      <text:p text:style-name="P13"><text:span text:style-name="T304">{</text:span></text:p>
      <text:p text:style-name="P13"><text:span text:style-name="T304"><text:s text:c="4"/></text:span><text:span text:style-name="T305">long</text:span><text:span text:style-name="T306"><text:s/></text:span><text:span text:style-name="T307">long</text:span><text:span text:style-name="T308"><text:s/>temporary = 0, otvsign = 0, otvexp = 0, otv = 0, tailA = 0, tailB = 0, tail = 0;</text:span></text:p>
      <text:p text:style-name="P13"><text:span text:style-name="T308"><text:s text:c="4"/></text:span><text:span text:style-name="T309">int</text:span><text:span text:style-name="T310"><text:s/>count = 0;</text:span></text:p>
      <text:p text:style-name="P13"><text:span text:style-name="T310"><text:s text:c="4"/></text:span><text:span text:style-name="T311">short</text:span><text:span text:style-name="T312"><text:s/></text:span><text:span text:style-name="T313">int</text:span><text:span text:style-name="T314"><text:s/>signA, signB;</text:span></text:p>
      <text:p text:style-name="P13"><text:span text:style-name="T314"><text:s text:c="4"/></text:span><text:span text:style-name="T315">if</text:span><text:span text:style-name="T316"><text:s/>(</text:span><text:span text:style-name="T317">a</text:span><text:span text:style-name="T318">&gt;(0x7FFFFFFFFFFFFFFF &gt;&gt; (63 - (</text:span><text:span text:style-name="T319">expLen</text:span><text:span text:style-name="T320"><text:s/>+<text:s/></text:span><text:span text:style-name="T321">manLen</text:span><text:span text:style-name="T322">))))<text:s/></text:span><text:span text:style-name="T323">//</text:span><text:span text:style-name="T324">нахождение знака A</text:span></text:p>
      <text:p text:style-name="P13"><text:span text:style-name="T325"><text:s text:c="8"/>signA = 1;</text:span></text:p>
      <text:p text:style-name="P13"><text:span text:style-name="T325"><text:s text:c="4"/></text:span><text:span text:style-name="T326">else</text:span></text:p>
      <text:p text:style-name="P13"><text:span text:style-name="T327"><text:s text:c="8"/>signA = 0;</text:span></text:p>
      <text:p text:style-name="P13"><text:span text:style-name="T328"/></text:p>
      <text:p text:style-name="P13"><text:span text:style-name="T329"><text:s text:c="4"/></text:span><text:span text:style-name="T330">int</text:span><text:span text:style-name="T331"><text:s/>expA = ((</text:span><text:span text:style-name="T332">a</text:span><text:span text:style-name="T333"><text:s/>&gt;&gt;<text:s/></text:span><text:span text:style-name="T334">manLen</text:span><text:span text:style-name="T335">) &amp; (0xffff &gt;&gt; (16<text:s/></text:span><text:span text:style-name="T336">—</text:span><text:span text:style-name="T337"><text:s/></text:span><text:span text:style-name="T338">expLen</text:span><text:span text:style-name="T339">)));</text:span><text:span text:style-name="T340">//</text:span><text:span text:style-name="T341">нахождение экспоненты A</text:span></text:p>
      <text:p text:style-name="P13"><text:span text:style-name="T342"><text:s text:c="4"/></text:span><text:span text:style-name="T343">long</text:span><text:span text:style-name="T344"><text:s/></text:span><text:span text:style-name="T345">long</text:span><text:span text:style-name="T346"><text:s/>manA =<text:s/></text:span><text:span text:style-name="T347">a</text:span><text:span text:style-name="T348"><text:s/>&amp; (0x7FFFFFFFFFFFFFFF &gt;&gt; (63<text:s/></text:span><text:span text:style-name="T349">—</text:span><text:span text:style-name="T350"><text:s/></text:span><text:span text:style-name="T351">manLen</text:span><text:span text:style-name="T352">));</text:span><text:span text:style-name="T353">//</text:span><text:span text:style-name="T354">нахождение мантиссы A</text:span></text:p>
      <text:p text:style-name="P13"><text:span text:style-name="T355"/></text:p>
      <text:p text:style-name="P13"><text:span text:style-name="T356"><text:s text:c="4"/></text:span><text:span text:style-name="T357">if</text:span><text:span text:style-name="T358"><text:s/>(</text:span><text:span text:style-name="T359">b</text:span><text:span text:style-name="T360"><text:s/>&gt; (0x7FFFFFFFFFFFFFFF &gt;&gt; (63 - (</text:span><text:span text:style-name="T361">expLen</text:span><text:span text:style-name="T362"><text:s/>+<text:s/></text:span><text:span text:style-name="T363">manLen</text:span><text:span text:style-name="T364">))))</text:span></text:p>
      <text:p text:style-name="P13"><text:span text:style-name="T364"><text:s text:c="8"/>signB = 1;</text:span></text:p>
      <text:p text:style-name="P13"><text:span text:style-name="T364"><text:s text:c="4"/></text:span><text:span text:style-name="T365">else</text:span></text:p>
      <text:p text:style-name="P13"><text:span text:style-name="T366"><text:s text:c="8"/>signB = 0;</text:span></text:p>
      <text:p text:style-name="P13"><text:span text:style-name="T367"/></text:p>
      <text:p text:style-name="P13"><text:span text:style-name="T368"><text:s text:c="4"/></text:span><text:span text:style-name="T369">int</text:span><text:span text:style-name="T370"><text:s/>expB = ((</text:span><text:span text:style-name="T371">b</text:span><text:span text:style-name="T372"><text:s/>&gt;&gt;<text:s/></text:span><text:span text:style-name="T373">manLen</text:span><text:span text:style-name="T374">) &amp; (0xffff &gt;&gt; (16 -<text:s/></text:span><text:span text:style-name="T375">expLen</text:span><text:span text:style-name="T376">)));</text:span></text:p>
      <text:p text:style-name="P13"><text:span text:style-name="T376"><text:s text:c="4"/></text:span><text:span text:style-name="T377">long</text:span><text:span text:style-name="T378"><text:s/></text:span><text:span text:style-name="T379">long</text:span><text:span text:style-name="T380"><text:s/>manB =<text:s/></text:span><text:span text:style-name="T381">b</text:span><text:span text:style-name="T382"><text:s/>&amp; (0x7FFFFFFFFFFFFFFF &gt;&gt; (63 -<text:s/></text:span><text:span text:style-name="T383">manLen</text:span><text:span text:style-name="T384">));</text:span></text:p>
      <text:p text:style-name="P13"><text:span text:style-name="T385"/></text:p>
      <text:p text:style-name="P13"><text:span text:style-name="T385"/></text:p>
      <text:p text:style-name="P13"><text:span text:style-name="T386"><text:s text:c="4"/></text:span><text:span text:style-name="T387">if</text:span><text:span text:style-name="T388"><text:s/>(((expA == (pow(2,<text:s/></text:span><text:span text:style-name="T389">expLen</text:span><text:span text:style-name="T390">) - 1)<text:s/></text:span><text:span text:style-name="T391">and</text:span><text:span text:style-name="T392"><text:s/>manA == 0)<text:s/></text:span><text:span text:style-name="T393">and</text:span><text:span text:style-name="T394"><text:s/>(signA == 0<text:s/></text:span><text:span text:style-name="T395">or</text:span><text:span text:style-name="T396"><text:s/>signA == 1))<text:s/></text:span><text:span text:style-name="T397">or</text:span><text:span text:style-name="T398"><text:s/>((expB == (pow(2,<text:s/></text:span><text:span text:style-name="T399">expLen</text:span><text:span text:style-name="T400">) - 1)<text:s/></text:span><text:span text:style-name="T401">and</text:span><text:span text:style-name="T402"><text:s/>manB == 0)<text:s/></text:span><text:span text:style-name="T403">and</text:span><text:span text:style-name="T404"><text:s/>(signB == 0<text:s/></text:span><text:span text:style-name="T405">or</text:span><text:span text:style-name="T406"><text:s/>signB == 1)))</text:span></text:p>
      <text:p text:style-name="P13"><text:span text:style-name="T406"><text:s text:c="8"/>cout<text:s/></text:span><text:span text:style-name="T407">&lt;&lt;</text:span><text:span text:style-name="T408"><text:s/></text:span><text:span text:style-name="T409">"inf"</text:span><text:span text:style-name="T410"><text:s/></text:span><text:span text:style-name="T411">&lt;&lt;</text:span><text:span text:style-name="T412"><text:s/>endl;</text:span><text:span text:style-name="T413">//</text:span><text:span text:style-name="T414">проверка на inf</text:span></text:p>
      <text:p text:style-name="P13"><text:span text:style-name="T415"><text:s text:c="4"/></text:span><text:span text:style-name="T416">else</text:span><text:span text:style-name="T417"><text:s/></text:span><text:span text:style-name="T418">if</text:span><text:span text:style-name="T419"><text:s/>(((expA == (pow(2,<text:s/></text:span><text:span text:style-name="T420">expLen</text:span><text:span text:style-name="T421">) - 1)<text:s/></text:span><text:span text:style-name="T422">and</text:span><text:span text:style-name="T423"><text:s/>manA &gt; 0)<text:s/></text:span><text:span text:style-name="T424">and</text:span><text:span text:style-name="T425"><text:s/>(signA == 0<text:s/></text:span><text:span text:style-name="T426">or</text:span><text:span text:style-name="T427"><text:s/>signA == 1))<text:s/></text:span><text:span text:style-name="T428">or</text:span><text:span text:style-name="T429"><text:s/>((expB == (pow(2,<text:s/></text:span><text:span text:style-name="T430">expLen</text:span><text:span text:style-name="T431">) - 1)<text:s/></text:span><text:span text:style-name="T432">and</text:span><text:span text:style-name="T433"><text:s/>manB &gt; 0)<text:s/></text:span><text:span text:style-name="T434">and</text:span><text:span text:style-name="T435"><text:s/>(signB == 0<text:s/></text:span><text:span text:style-name="T436">or</text:span><text:span text:style-name="T437"><text:s/>signB == 1)))</text:span></text:p>
      <text:p text:style-name="P13"><text:span text:style-name="T437"><text:s text:c="8"/>cout<text:s/></text:span><text:span text:style-name="T438">&lt;&lt;</text:span><text:span text:style-name="T439"><text:s/></text:span><text:span text:style-name="T440">"nan"</text:span><text:span text:style-name="T441"><text:s/></text:span><text:span text:style-name="T442">&lt;&lt;</text:span><text:span text:style-name="T443"><text:s/>endl;</text:span><text:span text:style-name="T444">//</text:span><text:span text:style-name="T445">проверка на nan</text:span></text:p>
      <text:p text:style-name="P13"><text:span text:style-name="T446"><text:s text:c="4"/></text:span><text:span text:style-name="T447">else</text:span></text:p>
      <text:p text:style-name="P13"><text:span text:style-name="T448"><text:s text:c="4"/>{ </text:span></text:p>
      <text:p text:style-name="P13"><text:span text:style-name="T448"><text:s text:c="8"/></text:span><text:span text:style-name="T449">if</text:span><text:span text:style-name="T450"><text:s/>((expA - expB &gt;<text:s/></text:span><text:span text:style-name="T451">manLen</text:span><text:span text:style-name="T452">)<text:s/></text:span><text:span text:style-name="T453">and</text:span><text:span text:style-name="T454"><text:s/>expA &gt; expB)</text:span><text:span text:style-name="T455">//</text:span><text:span text:style-name="T456">если разница экспонент //больше размера мантиссы то записать наибольшее число </text:span></text:p>
      <text:p text:style-name="P13"><text:span text:style-name="T457"><text:s text:c="8"/>{</text:span></text:p>
      <text:p text:style-name="P13"><text:span text:style-name="T457"><text:s text:c="12"/></text:span><text:span text:style-name="T458">c</text:span><text:span text:style-name="T459"><text:s/>= manA;</text:span></text:p>
      <text:p text:style-name="P13"><text:span text:style-name="T459"><text:s text:c="12"/>otvexp = expA;</text:span></text:p>
      <text:p text:style-name="P13"><text:span text:style-name="T459"><text:s text:c="12"/>otvsign = signA;</text:span></text:p>
      <text:p text:style-name="P13"><text:span text:style-name="T459"><text:s text:c="8"/>}</text:span></text:p>
      <text:p text:style-name="P13"><text:span text:style-name="T459"><text:s text:c="8"/></text:span><text:span text:style-name="T460">else</text:span><text:span text:style-name="T461"><text:s/></text:span><text:span text:style-name="T462">if</text:span><text:span text:style-name="T463"><text:s/>((expB - expA &gt;<text:s/></text:span><text:span text:style-name="T464">manLen</text:span><text:span text:style-name="T465">)<text:s/></text:span><text:span text:style-name="T466">and</text:span><text:span text:style-name="T467"><text:s/>expA &lt; expB)</text:span></text:p>
      <text:p text:style-name="P13"><text:span text:style-name="T467"><text:s text:c="8"/>{</text:span></text:p>
      <text:p text:style-name="P13"><text:span text:style-name="T467"><text:s text:c="12"/></text:span><text:span text:style-name="T468">c</text:span><text:span text:style-name="T469"><text:s/>= manB;</text:span></text:p>
      <text:p text:style-name="P13"><text:span text:style-name="T469"><text:s text:c="12"/>otvexp = expB;</text:span></text:p>
      <text:p text:style-name="P13"><text:span text:style-name="T469"><text:s text:c="12"/>otvsign = signB;</text:span></text:p>
      <text:p text:style-name="P13"><text:span text:style-name="T469"><text:s text:c="8"/>}</text:span></text:p>
      <text:p text:style-name="P13"><text:span text:style-name="T469"><text:s text:c="8"/></text:span><text:span text:style-name="T470">else</text:span></text:p>
      <text:p text:style-name="P13"><text:span text:style-name="T471"><text:s text:c="8"/>{</text:span></text:p>
      <text:p text:style-name="P13"><text:span text:style-name="T471"><text:s text:c="12"/>manA |= 0b1ll &lt;&lt;<text:s/></text:span><text:span text:style-name="T472">manLen</text:span><text:span text:style-name="T473">;</text:span><text:span text:style-name="T474">//</text:span><text:span text:style-name="T475">добавляем мнимую 1</text:span></text:p>
      <text:p text:style-name="P13"><text:span text:style-name="T476"><text:s text:c="12"/>manB |= 0b1ll &lt;&lt;<text:s/></text:span><text:span text:style-name="T477">manLen</text:span><text:span text:style-name="T478">;</text:span></text:p>
      <text:p text:style-name="P13"><text:span text:style-name="T479"/></text:p>
      <text:p text:style-name="P13"><text:span text:style-name="T480"><text:s text:c="12"/></text:span><text:span text:style-name="T481">if</text:span><text:span text:style-name="T482"><text:s/>(expA &gt; expB)</text:span><text:span text:style-name="T483">//</text:span><text:span text:style-name="T484">находим наименьшее </text:span></text:p>
      <text:p text:style-name="P13"><text:span text:style-name="T485"><text:s text:c="12"/>{</text:span></text:p>
      <text:p text:style-name="P13"><text:span text:style-name="T485"><text:s text:c="16"/>tailB = (tailB &gt;&gt; (expA - expB)) | (manB &lt;&lt; (64 - (expA<text:s/></text:span><text:span text:style-name="T486">—</text:span><text:span text:style-name="T487"><text:s/>expB)));</text:span><text:span text:style-name="T488">//</text:span><text:span text:style-name="T489">в хвост</text:span></text:p>
      <text:p text:style-name="P13"><text:span text:style-name="T490"><text:s text:c="16"/>manB &gt;&gt;= (expA<text:s/></text:span><text:span text:style-name="T491">—</text:span><text:span text:style-name="T492"><text:s/>expB);</text:span><text:span text:style-name="T493">//</text:span><text:span text:style-name="T494">сдвиг меньшей мантиссы на их //разницу</text:span></text:p>
      <text:p text:style-name="P13"><text:span text:style-name="T495"><text:s text:c="16"/>otvexp = expA;</text:span></text:p>
      <text:p text:style-name="P13"><text:span text:style-name="T495"><text:s text:c="12"/>}</text:span></text:p>
      <text:p text:style-name="P13"><text:span text:style-name="T495"><text:s text:c="12"/></text:span><text:span text:style-name="T496">else</text:span><text:span text:style-name="T497"><text:s/></text:span><text:span text:style-name="T498">if</text:span><text:span text:style-name="T499"><text:s/>(expA &lt; expB)</text:span></text:p>
      <text:p text:style-name="P13"><text:span text:style-name="T499"><text:s text:c="12"/>{</text:span></text:p>
      <text:p text:style-name="P13"><text:span text:style-name="T499"><text:s text:c="16"/>tailA = (tailA &gt;&gt; (expB - expA)) | (manA &lt;&lt; (64 - (expB - expA)));</text:span></text:p>
      <text:p text:style-name="P13"><text:span text:style-name="T499"><text:s text:c="16"/>manA &gt;&gt;= (expB - expA);</text:span></text:p>
      <text:p text:style-name="P13"><text:span text:style-name="T499"><text:s text:c="16"/>otvexp = expB;</text:span></text:p>
      <text:p text:style-name="P13"><text:span text:style-name="T499"><text:s text:c="12"/>}</text:span></text:p>
      <text:p text:style-name="P13"><text:span text:style-name="T499"><text:s text:c="12"/></text:span><text:span text:style-name="T500">else</text:span><text:span text:style-name="T501"><text:s/></text:span><text:span text:style-name="T502">if</text:span><text:span text:style-name="T503"><text:s/>(expA == expB)</text:span></text:p>
      <text:p text:style-name="P13"><text:span text:style-name="T503"><text:s text:c="16"/>otvexp = expB;</text:span></text:p>
      <text:p text:style-name="P13"><text:span text:style-name="T504"/></text:p>
      <text:p text:style-name="P13"><text:span text:style-name="T505"><text:s text:c="12"/></text:span><text:span text:style-name="T506">if</text:span><text:span text:style-name="T507"><text:s/>((manA &gt; manB)<text:s/></text:span><text:span text:style-name="T508">and</text:span><text:span text:style-name="T509"><text:s/>(signA == 1))</text:span><text:span text:style-name="T510">//</text:span><text:span text:style-name="T511">нахождение знака в ответе</text:span></text:p>
      <text:p text:style-name="P13"><text:span text:style-name="T512"><text:s text:c="16"/>otvsign = 1;</text:span></text:p>
      <text:p text:style-name="P13"><text:span text:style-name="T512"><text:s text:c="12"/></text:span><text:span text:style-name="T513">else</text:span><text:span text:style-name="T514"><text:s/></text:span><text:span text:style-name="T515">if</text:span><text:span text:style-name="T516"><text:s/>((manA &lt; manB)<text:s/></text:span><text:span text:style-name="T517">and</text:span><text:span text:style-name="T518"><text:s/>(signB == 1))</text:span></text:p>
      <text:p text:style-name="P13"><text:span text:style-name="T518"><text:s text:c="16"/>otvsign = 1;</text:span></text:p>
      <text:p text:style-name="P13"><text:span text:style-name="T518"><text:s text:c="12"/></text:span><text:span text:style-name="T519">else</text:span><text:span text:style-name="T520"><text:s/></text:span><text:span text:style-name="T521">if</text:span><text:span text:style-name="T522"><text:s/>(manA == manB<text:s/></text:span><text:span text:style-name="T523">and</text:span><text:span text:style-name="T524"><text:s/>signA != signB)</text:span></text:p>
      <text:p text:style-name="P13"><text:span text:style-name="T524"><text:s text:c="16"/>otvsign = 0;</text:span></text:p>
      <text:p text:style-name="P13"><text:span text:style-name="T524"><text:s text:c="12"/></text:span><text:span text:style-name="T525">else</text:span></text:p>
      <text:p text:style-name="P13"><text:span text:style-name="T526"><text:s text:c="16"/>otvsign = 0;</text:span></text:p>
      <text:p text:style-name="P13"><text:span text:style-name="T527"/></text:p>
      <text:p text:style-name="P13"><text:span text:style-name="T528"><text:s text:c="12"/></text:span><text:span text:style-name="T529">if</text:span><text:span text:style-name="T530"><text:s/>(signA != signB)</text:span><text:span text:style-name="T531">//</text:span><text:span text:style-name="T532">если знаки разные то</text:span></text:p>
      <text:p text:style-name="P13"><text:span text:style-name="T533"><text:s text:c="12"/>{</text:span></text:p>
      <text:p text:style-name="P13"><text:span text:style-name="T533"><text:s text:c="16"/></text:span><text:span text:style-name="T534">if</text:span><text:span text:style-name="T535"><text:s/>(manA &lt; manB)</text:span><text:span text:style-name="T536">//</text:span><text:span text:style-name="T537">находим наименьшую мантиссу и инвертируем //её и хвост</text:span></text:p>
      <text:p text:style-name="P13"><text:span text:style-name="T538"><text:s text:c="16"/>{</text:span></text:p>
      <text:p text:style-name="P13"><text:span text:style-name="T538"><text:s text:c="20"/>manA = ~manA;</text:span></text:p>
      <text:p text:style-name="P13"><text:span text:style-name="T538"><text:s text:c="20"/>tailA = ~tailA;</text:span></text:p>
      <text:p text:style-name="P13"><text:span text:style-name="T538"><text:s text:c="16"/>}</text:span></text:p>
      <text:p text:style-name="P13"><text:span text:style-name="T538"><text:s text:c="16"/></text:span><text:span text:style-name="T539">else</text:span><text:span text:style-name="T540"><text:s/></text:span><text:span text:style-name="T541">if</text:span><text:span text:style-name="T542"><text:s/>(manA &gt; manB)</text:span></text:p>
      <text:p text:style-name="P13"><text:span text:style-name="T542"><text:s text:c="16"/>{</text:span></text:p>
      <text:p text:style-name="P13"><text:span text:style-name="T542"><text:s text:c="20"/>manB = ~manB;</text:span></text:p>
      <text:p text:style-name="P13"><text:span text:style-name="T542"><text:s text:c="20"/>tailB = ~tailB;</text:span></text:p>
      <text:p text:style-name="P13"><text:span text:style-name="T542"><text:s text:c="16"/>}</text:span></text:p>
      <text:p text:style-name="P13"><text:span text:style-name="T543">//</text:span><text:span text:style-name="T544">сумма</text:span></text:p>
      <text:p text:style-name="P13"><text:span text:style-name="T545"><text:s text:c="16"/></text:span><text:span text:style-name="T546">c</text:span><text:span text:style-name="T547"><text:s/>= manA + manB;</text:span><text:span text:style-name="T548">//</text:span><text:span text:style-name="T549">суммируем две мантиссы</text:span></text:p>
      <text:p text:style-name="P13"><text:span text:style-name="T550"><text:s text:c="16"/>tail = (tailA + tailB) + 1;</text:span><text:span text:style-name="T551">//</text:span><text:span text:style-name="T552">добавляем 1 к сумме хвостов</text:span></text:p>
      <text:p text:style-name="P13"><text:span text:style-name="T553"/></text:p>
      <text:p text:style-name="P13"><text:span text:style-name="T554"><text:s text:c="16"/></text:span><text:span text:style-name="T555">if</text:span><text:span text:style-name="T556"><text:s/>(tail == 0)</text:span><text:span text:style-name="T557">//</text:span><text:span text:style-name="T558">если после добавления 1 переменная ==0,то</text:span></text:p>
      <text:p text:style-name="P13"><text:span text:style-name="T559"><text:s text:c="20"/></text:span><text:span text:style-name="T560">c</text:span><text:span text:style-name="T561"><text:s/>+= 1;</text:span></text:p>
      <text:p text:style-name="P13"><text:span text:style-name="T561"><text:s text:c="12"/>}</text:span></text:p>
      <text:p text:style-name="P13"><text:span text:style-name="T561"><text:s text:c="12"/></text:span><text:span text:style-name="T562">else</text:span></text:p>
      <text:p text:style-name="P13"><text:span text:style-name="T563"><text:s text:c="12"/>{<text:s text:c="19"/></text:span><text:span text:style-name="T564">//</text:span><text:span text:style-name="T565">знаки одинаковые, то</text:span></text:p>
      <text:p text:style-name="P13"><text:span text:style-name="T566"><text:s text:c="16"/></text:span><text:span text:style-name="T567">c</text:span><text:span text:style-name="T568"><text:s/>= manA + manB;</text:span></text:p>
      <text:p text:style-name="P13"><text:span text:style-name="T568"><text:s text:c="16"/>tail = tailA + tailB;</text:span></text:p>
      <text:p text:style-name="P13"><text:span text:style-name="T568"><text:s text:c="12"/>}</text:span></text:p>
      <text:p text:style-name="P13"><text:span text:style-name="T569">//</text:span><text:span text:style-name="T570">нормализация</text:span></text:p>
      <text:p text:style-name="P13"><text:span text:style-name="T571"><text:s text:c="12"/></text:span><text:span text:style-name="T572">int</text:span><text:span text:style-name="T573"><text:s/>index2 = 0;</text:span></text:p>
      <text:p text:style-name="P13"><text:span text:style-name="T573"><text:s text:c="12"/>index2 = log(</text:span><text:span text:style-name="T574">c</text:span><text:span text:style-name="T575">) / log(2);</text:span><text:span text:style-name="T576">//</text:span><text:span text:style-name="T577">находим позицию главной единицы </text:span></text:p>
      <text:p text:style-name="P13"><text:span text:style-name="T578"/></text:p>
      <text:p text:style-name="P13"><text:span text:style-name="T579"><text:s text:c="12"/></text:span><text:span text:style-name="T580">if</text:span><text:span text:style-name="T581"><text:s/>(</text:span><text:span text:style-name="T582">manLen</text:span><text:span text:style-name="T583"><text:s/>&gt; index2)</text:span><text:span text:style-name="T584">//</text:span><text:span text:style-name="T585">если число денормализованное (в начале //нули), то<text:s text:c="2"/></text:span></text:p>
      <text:p text:style-name="P13"><text:span text:style-name="T586"><text:s text:c="12"/>{</text:span></text:p>
      <text:p text:style-name="P13"><text:span text:style-name="T586"><text:s text:c="16"/></text:span><text:span text:style-name="T587">int</text:span><text:span text:style-name="T588"><text:s/>razn = 0;</text:span></text:p>
      <text:p text:style-name="P13"><text:span text:style-name="T588"><text:s text:c="16"/></text:span><text:span text:style-name="T589">bool</text:span><text:span text:style-name="T590"><text:s/>razn_otvexp = 0;</text:span></text:p>
      <text:p text:style-name="P13"><text:span text:style-name="T590"><text:s text:c="16"/></text:span><text:span text:style-name="T591">short</text:span><text:span text:style-name="T592"><text:s/>razn1 = 0;</text:span></text:p>
      <text:p text:style-name="P13"><text:span text:style-name="T593"/></text:p>
      <text:p text:style-name="P13"><text:span text:style-name="T594"><text:s text:c="16"/>razn =<text:s/></text:span><text:span text:style-name="T595">manLen</text:span><text:span text:style-name="T596"><text:s/></text:span><text:span text:style-name="T597">—</text:span><text:span text:style-name="T598"><text:s/>index2;</text:span><text:span text:style-name="T599">//</text:span><text:span text:style-name="T600">находим количество нулей</text:span></text:p>
      <text:p text:style-name="P13"><text:span text:style-name="T601"><text:s text:c="16"/></text:span><text:span text:style-name="T602">if</text:span><text:span text:style-name="T603"><text:s/>(razn &gt; otvexp)</text:span><text:span text:style-name="T604">//</text:span><text:span text:style-name="T605">если количество нулей больше чем //экспонента, то</text:span></text:p>
      <text:p text:style-name="P13"><text:span text:style-name="T606"><text:s text:c="16"/>{</text:span></text:p>
      <text:p text:style-name="P13"><text:span text:style-name="T606"><text:s text:c="20"/>razn_otvexp = 1;</text:span><text:span text:style-name="T607">//</text:span><text:span text:style-name="T608">проверка на нахождение нулей</text:span></text:p>
      <text:p text:style-name="P13"><text:span text:style-name="T609"><text:s text:c="20"/>razn = otvexp - 1;</text:span></text:p>
      <text:p text:style-name="P13"><text:span text:style-name="T609"><text:s text:c="16"/>}</text:span></text:p>
      <text:p text:style-name="P13"><text:span text:style-name="T609"><text:s text:c="16"/></text:span><text:span text:style-name="T610">c</text:span><text:span text:style-name="T611"><text:s/>&lt;&lt;= razn;</text:span><text:span text:style-name="T612">//</text:span><text:span text:style-name="T613">сдвиг влево на разницу </text:span></text:p>
      <text:p text:style-name="P13"><text:span text:style-name="T614">//</text:span><text:span text:style-name="T615">при сумме двух очень близких чисел с одинаковой экспонентой может //возникнуть ошибка для ее предотвращения используется это </text:span></text:p>
      <text:p text:style-name="P13"><text:span text:style-name="T616"><text:s text:c="16"/></text:span><text:span text:style-name="T617">if</text:span><text:span text:style-name="T618"><text:s/>(expA &lt; expB)</text:span></text:p>
      <text:p text:style-name="P13"><text:span text:style-name="T618"><text:s text:c="20"/>razn1 = razn + 1;</text:span></text:p>
      <text:p text:style-name="P13"><text:span text:style-name="T618"><text:s text:c="16"/></text:span><text:span text:style-name="T619">else</text:span></text:p>
      <text:p text:style-name="P13"><text:span text:style-name="T620"><text:s text:c="20"/>razn1 = razn;</text:span></text:p>
      <text:p text:style-name="P13"><text:span text:style-name="T621"/></text:p>
      <text:p text:style-name="P13"><text:span text:style-name="T622"><text:s text:c="16"/></text:span><text:span text:style-name="T623">c</text:span><text:span text:style-name="T624"><text:s/>|= (tail &gt;&gt; (64 - razn)) &amp; (0x7FFFFFFFFFFFFFFF &gt;&gt; (64<text:s/></text:span><text:span text:style-name="T625">—</text:span><text:span text:style-name="T626"><text:s/>razn1));</text:span></text:p>
      <text:p text:style-name="P13"><text:span text:style-name="T627">//</text:span><text:span text:style-name="T628">при сдвиге переменной с сдвигается и её хвост при этом биты в хвосте не //пропадают, а переходят в переменную с</text:span></text:p>
      <text:p text:style-name="P13"><text:span text:style-name="T629"><text:s text:c="16"/>tail &lt;&lt;= razn;</text:span><text:span text:style-name="T630">//</text:span><text:span text:style-name="T631">сдвиг хвоста</text:span></text:p>
      <text:p text:style-name="P13"><text:span text:style-name="T632"/></text:p>
      <text:p text:style-name="P13"><text:span text:style-name="T632"/></text:p>
      <text:p text:style-name="P13"><text:span text:style-name="T633"><text:s text:c="16"/></text:span><text:span text:style-name="T634">if</text:span><text:span text:style-name="T635"><text:s/>(otvexp - razn &lt; 0)</text:span><text:span text:style-name="T636">//</text:span><text:span text:style-name="T637">если разница превышает экспоненту, //то обнуляем её</text:span></text:p>
      <text:p text:style-name="P13"><text:span text:style-name="T638"><text:s text:c="20"/>otvexp = 0;</text:span></text:p>
      <text:p text:style-name="P13"><text:span text:style-name="T638"><text:s text:c="16"/></text:span><text:span text:style-name="T639">else</text:span><text:span text:style-name="T640"><text:s/></text:span><text:span text:style-name="T641">if</text:span><text:span text:style-name="T642"><text:s/>(razn_otvexp == 1)</text:span></text:p>
      <text:p text:style-name="P13"><text:span text:style-name="T642"><text:s text:c="20"/>otvexp -= razn + 1;</text:span></text:p>
      <text:p text:style-name="P13"><text:span text:style-name="T642"><text:s text:c="16"/></text:span><text:span text:style-name="T643">else</text:span></text:p>
      <text:p text:style-name="P13"><text:span text:style-name="T644"><text:s text:c="20"/>otvexp -= razn;</text:span></text:p>
      <text:p text:style-name="P13"><text:span text:style-name="T644"><text:s text:c="12"/>}</text:span></text:p>
      <text:p text:style-name="P13"><text:span text:style-name="T645"/></text:p>
      <text:p text:style-name="P13"><text:span text:style-name="T646"><text:s text:c="12"/></text:span><text:span text:style-name="T647">if</text:span><text:span text:style-name="T648"><text:s/>(</text:span><text:span text:style-name="T649">c</text:span><text:span text:style-name="T650"><text:s/>&gt;= (0b1ll &lt;&lt; (</text:span><text:span text:style-name="T651">manLen</text:span><text:span text:style-name="T652"><text:s/>+ 1)))</text:span><text:span text:style-name="T653">//</text:span><text:span text:style-name="T654">если после сложения //появилась лишняя единица слева </text:span></text:p>
      <text:p text:style-name="P13"><text:span text:style-name="T655"><text:s text:c="12"/>{</text:span></text:p>
      <text:p text:style-name="P13"><text:span text:style-name="T655"><text:s text:c="16"/></text:span><text:span text:style-name="T656">c</text:span><text:span text:style-name="T657"><text:s/>&gt;&gt;= 1;</text:span></text:p>
      <text:p text:style-name="P13"><text:span text:style-name="T657"><text:s text:c="16"/>otvexp++;</text:span></text:p>
      <text:p text:style-name="P13"><text:span text:style-name="T657"><text:s text:c="12"/>}</text:span></text:p>
      <text:p text:style-name="P13"><text:span text:style-name="T658"/></text:p>
      <text:p text:style-name="P13"><text:span text:style-name="T658"/></text:p>
      <text:p text:style-name="P13"><text:span text:style-name="T659"><text:s text:c="12"/></text:span><text:span text:style-name="T660">if</text:span><text:span text:style-name="T661"><text:s/>((((</text:span><text:span text:style-name="T662">c</text:span><text:span text:style-name="T663"><text:s/>&amp; 1) == 1)<text:s/></text:span><text:span text:style-name="T664">and</text:span><text:span text:style-name="T665"><text:s/>((tail &amp; 0x8000000000000000) == 0x8000000000000000))<text:s/></text:span><text:span text:style-name="T666">or</text:span><text:span text:style-name="T667"><text:s/>(((</text:span><text:span text:style-name="T668">c</text:span><text:span text:style-name="T669"><text:s/>&amp; 1) == 0)<text:s/></text:span><text:span text:style-name="T670">and</text:span><text:span text:style-name="T671"><text:s/>(tail &gt; 0x8000000000000000)))</text:span></text:p>
      <text:p text:style-name="P13"><text:span text:style-name="T671"><text:s text:c="16"/></text:span><text:span text:style-name="T672">c</text:span><text:span text:style-name="T673">++;</text:span><text:span text:style-name="T674">//</text:span><text:span text:style-name="T675">округление при 1,1.. и 0,1...0...1</text:span></text:p>
      <text:p text:style-name="P13"><text:span text:style-name="T676"><text:s text:c="8"/>}</text:span></text:p>
      <text:p text:style-name="P13"><text:span text:style-name="T677"/></text:p>
      <text:p text:style-name="P13"><text:span text:style-name="T678"><text:s text:c="8"/></text:span><text:span text:style-name="T679">long</text:span><text:span text:style-name="T680"><text:s/></text:span><text:span text:style-name="T681">long</text:span><text:span text:style-name="T682"><text:s/>otvmant =<text:s/></text:span><text:span text:style-name="T683">c</text:span><text:span text:style-name="T684">;</text:span></text:p>
      <text:p text:style-name="P13"><text:span text:style-name="T685"/></text:p>
      <text:p text:style-name="P13"><text:span text:style-name="T686"><text:s text:c="8"/></text:span><text:span text:style-name="T687">c</text:span><text:span text:style-name="T688"><text:s/>&amp;= ~(0b1ll &lt;&lt;<text:s/></text:span><text:span text:style-name="T689">manLen</text:span><text:span text:style-name="T690">);</text:span><text:span text:style-name="T691">//</text:span><text:span text:style-name="T692">соединяем exp, mant и sign в одну //переменную</text:span></text:p>
      <text:p text:style-name="P13"><text:span text:style-name="T693"><text:s text:c="8"/></text:span><text:span text:style-name="T694">c</text:span><text:span text:style-name="T695"><text:s/>|= (otvexp &lt;&lt;<text:s/></text:span><text:span text:style-name="T696">manLen</text:span><text:span text:style-name="T697">);</text:span></text:p>
      <text:p text:style-name="P13"><text:span text:style-name="T697"><text:s text:c="8"/></text:span><text:span text:style-name="T698">c</text:span><text:span text:style-name="T699"><text:s/>|= (otvsign &lt;&lt;<text:s/></text:span><text:span text:style-name="T700">manLen</text:span><text:span text:style-name="T701"><text:s/>+<text:s/></text:span><text:span text:style-name="T702">expLen</text:span><text:span text:style-name="T703">);</text:span></text:p>
      <text:p text:style-name="P13"><text:span text:style-name="T704"/></text:p>
      <text:p text:style-name="P13"><text:span text:style-name="T705"><text:s text:c="8"/></text:span><text:span text:style-name="T706">if</text:span><text:span text:style-name="T707"><text:s/>((otvexp == (pow(2,<text:s/></text:span><text:span text:style-name="T708">expLen</text:span><text:span text:style-name="T709">) - 1)<text:s/></text:span><text:span text:style-name="T710">and</text:span><text:span text:style-name="T711"><text:s/>otvmant == 0)<text:s/></text:span><text:span text:style-name="T712">and</text:span><text:span text:style-name="T713"><text:s/>(otvsign == 0<text:s/></text:span><text:span text:style-name="T714">or</text:span><text:span text:style-name="T715"><text:s/>otvsign == 1))</text:span></text:p>
      <text:p text:style-name="P13"><text:span text:style-name="T715"><text:s text:c="12"/>infnan<text:s/></text:span><text:span text:style-name="T716">=</text:span><text:span text:style-name="T717"><text:s/></text:span><text:span text:style-name="T718">"inf"</text:span><text:span text:style-name="T719">;</text:span><text:span text:style-name="T720">//</text:span><text:span text:style-name="T721">проверка на inf</text:span></text:p>
      <text:p text:style-name="P13"><text:span text:style-name="T722"><text:s text:c="8"/></text:span><text:span text:style-name="T723">else</text:span><text:span text:style-name="T724"><text:s/></text:span><text:span text:style-name="T725">if</text:span><text:span text:style-name="T726"><text:s/>((otvexp == (pow(2,<text:s/></text:span><text:span text:style-name="T727">expLen</text:span><text:span text:style-name="T728">) - 1)<text:s/></text:span><text:span text:style-name="T729">and</text:span><text:span text:style-name="T730"><text:s/>otvmant &gt; 0)<text:s/></text:span><text:span text:style-name="T731">and</text:span><text:span text:style-name="T732"><text:s/>(otvsign == 0<text:s/></text:span><text:span text:style-name="T733">or</text:span><text:span text:style-name="T734"><text:s/>otvsign == 1))</text:span></text:p>
      <text:p text:style-name="P13"><text:span text:style-name="T734"><text:s text:c="12"/>infnan<text:s/></text:span><text:span text:style-name="T735">=</text:span><text:span text:style-name="T736"><text:s/></text:span><text:span text:style-name="T737">"nan"</text:span><text:span text:style-name="T738">;</text:span><text:span text:style-name="T739">//</text:span><text:span text:style-name="T740">проверка на nan</text:span></text:p>
      <text:p text:style-name="P13"><text:span text:style-name="T741"><text:s text:c="8"/></text:span><text:span text:style-name="T742">else</text:span></text:p>
      <text:p text:style-name="P13"><text:span text:style-name="T743"><text:s text:c="12"/>infnan<text:s/></text:span><text:span text:style-name="T744">=</text:span><text:span text:style-name="T745"><text:s/></text:span><text:span text:style-name="T746">"ch"</text:span><text:span text:style-name="T747">;</text:span></text:p>
      <text:p text:style-name="P13"><text:span text:style-name="T747"><text:s text:c="4"/>}</text:span></text:p>
      <text:p text:style-name="P13"><text:span text:style-name="T747">}</text:span></text:p>
      <text:p text:style-name="P13"><text:span text:style-name="T748"/></text:p>
      <text:p text:style-name="P13"><text:span text:style-name="T749">При тестировке на 5млн операций программа выполтяет их за...(сек)</text:span></text:p>
      <text:p text:style-name="P13"><text:span text:style-name="T749"/></text:p>
      <text:p text:style-name="P13"><text:span text:style-name="T749">эта программа<text:s text:c="20"/>программа<text:s text:c="4"/>с++</text:span></text:p>
      <text:p text:style-name="P13"><text:span text:style-name="T749">32 бит</text:span></text:p>
      <text:p text:style-name="P13"><text:span text:style-name="T749">1) 2,026 с<text:s text:c="33"/>0,264 с</text:span></text:p>
      <text:p text:style-name="P13"><text:span text:style-name="T749">2) 2,013 с<text:s text:c="33"/>0,269 с</text:span></text:p>
      <text:p text:style-name="P13"><text:span text:style-name="T749"/></text:p>
      <text:p text:style-name="P13"><text:span text:style-name="T749">64 бит</text:span></text:p>
      <text:p text:style-name="P13"><text:span text:style-name="T749">1) 2,456 с<text:s text:c="32"/>0,248 с</text:span></text:p>
      <text:p text:style-name="P13"><text:span text:style-name="T749">2) 2,913 с<text:s text:c="32"/>0,228 с</text:span></text:p>
      <text:p text:style-name="P13"><text:span text:style-name="T749"/></text:p>
      <text:p text:style-name="P13"><text:span text:style-name="T749">19 бит</text:span></text:p>
      <text:p text:style-name="P13"><text:span text:style-name="T749">1) 2,005 с</text:span></text:p>
      <text:p text:style-name="P13"><text:span text:style-name="T749">2) 2,034 с</text:span><text:span text:style-name="T750"/></text:p>
      <text:p text:style-name="P13"><text:span text:style-name="T750"/></text:p>
      <text:p text:style-name="P14"><text:span text:style-name="T75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